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9.068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12.3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6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="0.06pt solid #000000" style:vertical-align="middl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ackground-color="#e8f2a1" fo:border="0.06pt solid #000000" style:vertical-align="middl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vertical-align="middl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8f2a1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8f2a1" fo:border="0.06pt solid #000000" style:vertical-align="middl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="0.06pt solid #000000" style:vertical-align="middl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e8f2a1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fo:background-color="#e8f2a1" fo:border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 style:data-style-name="N0">
      <style:table-cell-properties fo:background-color="#e8f2a1" fo:border="0.06pt solid #000000" style:vertical-align="middl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 style:data-style-name="N0">
      <style:table-cell-properties fo:border="0.06pt solid #000000" style:vertical-align="middl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Cadastro Nacional de Empresas Inidôneas e Suspensas (CEIS);</text:p>
          </table:table-cell>
        </table:table-row>
        <table:table-row table:style-name="ro1">
          <table:table-cell office:value-type="string" calcext:value-type="string">
            <text:p>Cadastro Nacional de Empresas Punidas (CNEP);</text:p>
          </table:table-cell>
        </table:table-row>
        <table:table-row table:style-name="ro1">
          <table:table-cell office:value-type="string" calcext:value-type="string">
            <text:p>Cadastro de Empregadores, conhecido como "Lista Suja";</text:p>
          </table:table-cell>
        </table:table-row>
        <table:table-row table:style-name="ro1">
          <table:table-cell office:value-type="string" calcext:value-type="string">
            <text:p>Lista de Responsáveis com Contas Julgadas Irregulares;</text:p>
          </table:table-cell>
        </table:table-row>
        <table:table-row table:style-name="ro1">
          <table:table-cell office:value-type="string" calcext:value-type="string">
            <text:p>Cadastro de Entidades Privadas Sem Fins Lucrativos Impedidas (CEPIM);</text:p>
          </table:table-cell>
        </table:table-row>
        <table:table-row table:style-name="ro1">
          <table:table-cell office:value-type="string" calcext:value-type="string">
            <text:p>Lista de Transparência sobre Trabalho Escravo;</text:p>
          </table:table-cell>
        </table:table-row>
      </table:table>
      <table:table table:name="Planilha2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4"/>
        <table:table-column table:style-name="co2" table:number-columns-repeated="1016" table:default-cell-style-name="ce4"/>
        <table:table-row table:style-name="ro1">
          <table:table-cell table:style-name="ce1" office:value-type="string" calcext:value-type="string" table:number-columns-spanned="4" table:number-rows-spanned="1">
            <text:p>Fontes</text:p>
          </table:table-cell>
          <table:covered-table-cell table:number-columns-repeated="2" table:style-name="ce9"/>
          <table:covered-table-cell table:style-name="ce16"/>
          <table:table-cell table:style-name="ce20" office:value-type="string" calcext:value-type="string" table:number-columns-spanned="3" table:number-rows-spanned="1">
            <text:p>Importância</text:p>
          </table:table-cell>
          <table:covered-table-cell table:number-columns-repeated="2" table:style-name="ce20"/>
          <table:table-cell table:style-name="ce5"/>
          <table:table-cell table:number-columns-repeated="1016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Desenvolvido</text:p>
          </table:table-cell>
          <table:table-cell table:style-name="ce16" office:value-type="string" calcext:value-type="string">
            <text:p>Objetivo</text:p>
          </table:table-cell>
          <table:table-cell table:style-name="ce20" office:value-type="string" calcext:value-type="string">
            <text:p>Pouco</text:p>
          </table:table-cell>
          <table:table-cell table:style-name="ce20" office:value-type="string" calcext:value-type="string">
            <text:p>Médio</text:p>
          </table:table-cell>
          <table:table-cell table:style-name="ce20" office:value-type="string" calcext:value-type="string">
            <text:p>Muito</text:p>
          </table:table-cell>
          <table:table-cell table:style-name="ce16" office:value-type="string" calcext:value-type="string">
            <text:p>Indicador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adastro Nacional de Empresas Inidôneas e Suspensas (CEIS)</text:p>
          </table:table-cell>
          <table:table-cell table:style-name="ce12" office:value-type="string" calcext:value-type="string">
            <text:p>Sim</text:p>
          </table:table-cell>
          <table:table-cell table:style-name="ce18" office:value-type="string" calcext:value-type="string">
            <text:p>Objetivo: Reunir informações sobre empresas e pessoas físicas que foram declaradas inidôneas ou suspensas para contratar com o poder público devido a irregularidades, como fraudes ou descumprimento de contratos.</text:p>
            <text:p><text:span text:style-name="T1">Uso: Evitar que órgãos públicos contratem empresas não aptas.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/>
          <table:table-cell table:style-name="ce26" table:formula="of:=IF([.E3]&lt;&gt;&quot;&quot;; 0; IF([.F3]&lt;&gt;&quot;&quot;; 7; IF([.G3]&lt;&gt;&quot;&quot;; 11; &quot;&quot;)))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Cadastro Nacional de Empresas Punidas (CNEP)</text:p>
          </table:table-cell>
          <table:table-cell table:style-name="ce12" office:value-type="string" calcext:value-type="string">
            <text:p>Sim</text:p>
          </table:table-cell>
          <table:table-cell table:style-name="ce18" office:value-type="string" calcext:value-type="string">
            <text:p>Objetivo: Consolidar informações sobre empresas punidas com base na Lei Anticorrupção (Lei nº 12.846/2013), incluindo sanções administrativas e judiciais.</text:p>
            <text:p><text:span text:style-name="T2">Uso: Promover a accountability empresarial e reforçar práticas éticas no setor privado.</text:span>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6" table:formula="of:=IF([.E4]&lt;&gt;&quot;&quot;; 0; IF([.F4]&lt;&gt;&quot;&quot;; 7; IF([.G4]&lt;&gt;&quot;&quot;; 11; &quot;&quot;)))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Cadastro de Empregadores, conhecido como "Lista Suja"</text:p>
          </table:table-cell>
          <table:table-cell table:style-name="ce12" office:value-type="string" calcext:value-type="string">
            <text:p>Sim</text:p>
          </table:table-cell>
          <table:table-cell table:style-name="ce18" office:value-type="string" calcext:value-type="string">
            <text:p>Objetivo: Divulgar empregadores que foram flagrados utilizando trabalho em condições análogas à escravidão.</text:p>
            <text:p><text:span text:style-name="T2">Uso: Combater o trabalho escravo, promovendo a responsabilidade social no mercado de trabalho.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/>
          <table:table-cell table:style-name="ce26" table:formula="of:=IF([.E5]&lt;&gt;&quot;&quot;; 0; IF([.F5]&lt;&gt;&quot;&quot;; 7; IF([.G5]&lt;&gt;&quot;&quot;; 11; &quot;&quot;)))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Lista de Responsáveis com Contas Julgadas Irregulares (inidôneos)</text:p>
          </table:table-cell>
          <table:table-cell table:style-name="ce12" office:value-type="string" calcext:value-type="string">
            <text:p>Sim</text:p>
          </table:table-cell>
          <table:table-cell table:style-name="ce18" office:value-type="string" calcext:value-type="string">
            <text:p>Objetivo: Registrar pessoas físicas e jurídicas cujas contas foram julgadas irregulares por tribunais de contas, indicando má gestão ou uso indevido de recursos públicos.</text:p>
            <text:p><text:span text:style-name="T2">Uso: Auxiliar na análise de idoneidade em processos de candidatura ou contratação pública.</text:span>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6" table:formula="of:=IF([.E6]&lt;&gt;&quot;&quot;; 0; IF([.F6]&lt;&gt;&quot;&quot;; 7; IF([.G6]&lt;&gt;&quot;&quot;; 11; &quot;&quot;)))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Cadastro de Entidades Privadas Sem Fins Lucrativos Impedidas (CEPIM)</text:p>
          </table:table-cell>
          <table:table-cell table:style-name="ce12" office:value-type="string" calcext:value-type="string">
            <text:p>Sim</text:p>
          </table:table-cell>
          <table:table-cell table:style-name="ce18" office:value-type="string" calcext:value-type="string">
            <text:p>Objetivo: Apresentar entidades privadas sem fins lucrativos que estão impedidas de receber recursos públicos por irregularidades na aplicação de verbas.</text:p>
            <text:p><text:span text:style-name="T1">Uso: Garantir a correta destinação de recursos públicos para projetos sociais.</text:span>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26" table:formula="of:=IF([.E7]&lt;&gt;&quot;&quot;; 0; IF([.F7]&lt;&gt;&quot;&quot;; 7; IF([.G7]&lt;&gt;&quot;&quot;; 11; &quot;&quot;))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API do Bolsa Família</text:p>
          </table:table-cell>
          <table:table-cell table:style-name="ce12"/>
          <table:table-cell table:style-name="ce3" office:value-type="string" calcext:value-type="string">
            <text:p>Passar o CPF para consultar API da Transparência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6" table:formula="of:=IF([.E8]&lt;&gt;&quot;&quot;; 0; IF([.F8]&lt;&gt;&quot;&quot;; 7; IF([.G8]&lt;&gt;&quot;&quot;; 11; &quot;&quot;))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Estatísticas do Instagram</text:p>
          </table:table-cell>
          <table:table-cell table:style-name="ce13"/>
          <table:table-cell table:style-name="ce3"/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6" table:formula="of:=IF([.E9]&lt;&gt;&quot;&quot;; 0; IF([.F9]&lt;&gt;&quot;&quot;; 7; IF([.G9]&lt;&gt;&quot;&quot;; 11; &quot;&quot;))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Estatísticas do Twitter</text:p>
          </table:table-cell>
          <table:table-cell table:style-name="ce13"/>
          <table:table-cell table:style-name="ce3"/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6" table:formula="of:=IF([.E10]&lt;&gt;&quot;&quot;; 0; IF([.F10]&lt;&gt;&quot;&quot;; 7; IF([.G10]&lt;&gt;&quot;&quot;; 11; &quot;&quot;))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office:value-type="string" calcext:value-type="string">
            <text:p>Estatísticas da Google Trends</text:p>
          </table:table-cell>
          <table:table-cell table:style-name="ce12" office:value-type="string" calcext:value-type="string">
            <text:p>Sim</text:p>
          </table:table-cell>
          <table:table-cell table:style-name="ce3"/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6" table:formula="of:=IF([.E11]&lt;&gt;&quot;&quot;; 0; IF([.F11]&lt;&gt;&quot;&quot;; 7; IF([.G11]&lt;&gt;&quot;&quot;; 11; &quot;&quot;))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Mídias tratadas ou fontes da Web</text:p>
          </table:table-cell>
          <table:table-cell table:style-name="ce16"/>
          <table:table-cell table:style-name="ce5" office:value-type="string" calcext:value-type="string">
            <text:p>Globo, UOL, Estadão, Folha, JovemPan, Band, CNN, Gazeta do Povo, SBT.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1" table:formula="of:=IF([.E12]&lt;&gt;&quot;&quot;; 0; IF([.F12]&lt;&gt;&quot;&quot;; 7; IF([.G12]&lt;&gt;&quot;&quot;; 11; &quot;&quot;))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office:value-type="string" calcext:value-type="string">
            <text:p>Reclame Aqui</text:p>
          </table:table-cell>
          <table:table-cell table:style-name="ce12" office:value-type="string" calcext:value-type="string">
            <text:p>Sim</text:p>
          </table:table-cell>
          <table:table-cell table:style-name="ce3"/>
          <table:table-cell table:style-name="ce24" table:number-columns-repeated="4"/>
          <table:table-cell table:number-columns-repeated="1016"/>
        </table:table-row>
        <table:table-row table:style-name="ro1" table:number-rows-repeated="6">
          <table:table-cell/>
          <table:table-cell table:style-name="ce16"/>
          <table:table-cell table:style-name="ce5" table:number-columns-repeated="2"/>
          <table:table-cell table:style-name="ce23" table:number-columns-repeated="3"/>
          <table:table-cell table:style-name="ce5"/>
          <table:table-cell table:number-columns-repeated="1016"/>
        </table:table-row>
        <table:table-row table:style-name="ro1">
          <table:table-cell table:number-columns-repeated="4"/>
          <table:table-cell table:style-name="ce23" office:value-type="string" calcext:value-type="string" table:number-columns-spanned="3" table:number-rows-spanned="1">
            <text:p>TOTAL</text:p>
          </table:table-cell>
          <table:covered-table-cell table:number-columns-repeated="2" table:style-name="ce23"/>
          <table:table-cell table:style-name="ce5" table:formula="of:=SUM([.H3:.H19])" office:value-type="float" office:value="91" calcext:value-type="float">
            <text:p>91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20:38:00.7492276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7T17:19:01.951693270</meta:creation-date>
    <dc:date>2024-12-10T21:23:16.325110972</dc:date>
    <meta:editing-duration>PT14H36M52S</meta:editing-duration>
    <meta:editing-cycles>3</meta:editing-cycles>
    <meta:generator>LibreOffice/6.4.7.2$Linux_X86_64 LibreOffice_project/40$Build-2</meta:generator>
    <meta:document-statistic meta:table-count="2" meta:cell-count="74" meta:object-count="0"/>
  </office:meta>
</office:document-meta>
</file>